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1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27, 1893</text:p>
      <text:p text:style-name="P5">Month<text:tab/><text:tab/><text:tab/><text:tab/><text:tab/><text:tab/>April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3">Philadelphia, April 27th, 1893/</text:p>
      <text:p text:style-name="P2">Honorable Joseph Blumenthal/</text:p>
      <text:p text:style-name="P2"><text:tab/>My Dear Sir/</text:p>
      <text:p text:style-name="P2"><text:tab/><text:tab/>Mr. Rothschild has just handed me the/ enclosed checks of Isaac Bosskam and Dr. Steinbach. <text:s/>The/ twenty five dollars (25.) cash are a donation, towards the/ Building Fund, from Joseph Rosenbaum. <text:s/>I believe that his/ residence is 2139 Green St. <text:s/>At all events, you might do/ me the favor of acknowledging receipt to Mr. E. L. Rothschild./ <text:s/>The latter tells me that he is trying to raise the sum to/ one thousand. <text:s/>I hope that his endeavors will prove successful. <text:s/>If/ I can possibly arrange matters here, I may be again in N. Y. next/ week, for the special purpose of examining applicants./ <text:s/>Yours truly,/ S.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3:22:57.13</meta:creation-date>
    <meta:document-statistic meta:table-count="0" meta:image-count="0" meta:object-count="0" meta:page-count="2" meta:paragraph-count="68" meta:word-count="285" meta:character-count="1976"/>
    <dc:date>2011-12-08T13:25:54.83</dc:date>
    <dc:creator>Penn Libraries</dc:creator>
    <meta:editing-duration>PT00H02M57S</meta:editing-duration>
    <meta:editing-cycles>1</meta:editing-cycles>
    <meta:generator>OpenOffice.org/3.2$Win32 OpenOffice.org_project/320m12$Build-9483</meta:generator>
  </office:meta>
</office:document-meta>
</file>